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2024-09-03 20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2024-08-09 14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2024-07-08 19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2024-06-12 20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2024-05-07 14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2024-04-04 15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2024-03-12 18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2024-01-17 16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2023-12-08 16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2023-11-13 16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2023-10-10 15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2023-09-13 14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2023-08-04 15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2023-07-14 14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2023-06-06 1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2023-05-05 15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2023-04-07 14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2023-03-06 16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2023-02-09 15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2023-01-06 21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2022-12-02 16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2022-11-01 21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2022-10-05 20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2022-09-01 22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2022-08-15 16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2022-07-07 21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2022-06-09 15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2022-05-11 16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2022-04-07 19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2022-03-07 16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2022-02-08 18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2022-01-13 17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2021-12-06 16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2021-11-05 15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2021-10-07 15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2021-09-03 15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2021-08-06 16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2021-07-03 15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2021-06-02 15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2021-05-07 18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2021-04-02 15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2021-03-09 18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2021-02-10 15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2021-01-07 15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2020-12-03 15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2020-11-04 15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2020-10-02 16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2020-09-10 16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2020-08-03 22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2020-07-09 15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2020-06-05 20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2020-05-07 20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2020-04-10 18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2020-03-05 16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2020-02-03 1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2020-01-07 16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2019-11-06 15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2019-10-04 15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2019-09-03 16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2019-08-02 15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2019-07-03 15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2019-06-03 15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2019-05-02 15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2019-04-01 15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2019-03-05 15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2019-02-05 15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2019-01-07 15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2018-12-04 15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2018-11-02 1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2018-10-03 15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2018-09-06 15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2018-08-03 15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2018-07-09 17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2018-06-06 15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2018-05-10 1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2018-04-04 16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2018-03-07 15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2018-02-06 15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2018-01-04 15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2017-12-05 15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2017-11-07 15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2017-09-06 15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2017-08-03 15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2017-07-10 15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3232" calcext:value-type="float">
            <text:p>0.71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2017-06-05 15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2017-05-02 15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2017-04-06 15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2017-03-01 18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2017-02-02 16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2017-01-04 16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2016-12-02 17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2016-11-04 16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2016-10-06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2016-09-06 21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2016-08-05 16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2016-07-05 21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2016-06-02 16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2016-05-09 18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2016-04-06 18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2016-03-02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2016-02-03 15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2016-01-07 20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2015-12-07 15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2015-11-02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2015-10-07 16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2015-09-08 18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2015-08-05 22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2015-07-08 15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2015-06-08 15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2015-05-05 15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2015-04-06 18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2015-03-03 14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2015-02-03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2015-01-08 15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2014-12-03 14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2014-11-1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2014-10-02 15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2014-09-08 13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2014-08-04 19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2014-07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2014-06-02 16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2014-05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2014-04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2014-03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2014-02-04 1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2014-01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2013-12-04 13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2013-11-06 18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2013-10-01 18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2013-09-09 14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2013-08-06 19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2013-07-01 13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2013-06-05 20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2013-05-07 20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2013-04-03 19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2013-03-07 15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2013-02-05 20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2013-01-03 15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2012-12-05 21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2012-11-02 20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2012-10-04 19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2012-09-06 18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2012-08-08 14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2012-07-02 19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2012-06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2012-05-01 20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2012-04-03 18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2012-03-06 20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2012-02-01 15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2012-01-05 15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2011-12-07 15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2011-11-11 18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2011-11-01 18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2011-10-04 14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2011-09-13 14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2011-08-04 1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2011-06-01 21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2011-05-02 2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2011-04-06 15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2011-02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2011-02-07 22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2011-01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2010-12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2010-11-03 21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2010-10-11 14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2010-09-08 15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2010-08-04 13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2010-06-29 13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5592" calcext:value-type="float">
            <text:p>0.54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2010-06-02 13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192" calcext:value-type="float">
            <text:p>0.1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2010-05-03 13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672" calcext:value-type="float">
            <text:p>0.4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2010-04-07 14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2010-03-02 16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2010-02-01 18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2010-01-06 16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2009-12-07 20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2009-11-02 22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2009-10-06 19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2009-09-02 13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2009-08-04 17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2009-07-01 13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384" calcext:value-type="float">
            <text:p>0.2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2009-06-02 21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192" calcext:value-type="float">
            <text:p>0.1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2009-05-12 14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48" calcext:value-type="float">
            <text:p>0.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2009-04-07 1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2009-03-03 21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2009-02-05 16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2009-01-05 2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2008-12-09 15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2008-11-05 21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2008-10-03 14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2008-09-08 15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2008-08-04 14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2008-07-02 13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4904" calcext:value-type="float">
            <text:p>0.37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2008-06-04 14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2008-05-06 20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2008-04-04 1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2008-03-03 20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2008-02-11 16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2008-01-02 17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2007-12-03 1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2007-10-31 16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2007-10-02 1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2007-09-05 14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2007-08-02 19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2007-07-03 13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2007-06-05 15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2007-05-01 14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2007-03-30 15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2007-03-01 21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2007-02-05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2007-01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2006-12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2006-11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2006-10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2006-09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2006-08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2006-07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2006-06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2006-05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2006-04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2006-03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2006-02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2006-0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2005-12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2005-11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2005-10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2005-09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2005-08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2005-06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2005-06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2005-05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2005-03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2005-02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2005-01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2004-12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2004-11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2004-10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2004-09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2004-08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2004-07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2004-06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2004-05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2004-04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2004-03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2004-02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2004-01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2003-12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2003-11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2003-10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2003-09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2003-08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2003-07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2003-06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2003-05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2003-04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2003-03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2003-02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2003-0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2002-12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2002-11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2002-10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2002-09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2002-08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2002-06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2002-06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2002-05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2002-04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2002-03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2002-02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2002-01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2001-12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2001-11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2001-10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2001-09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2001-08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2001-07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2001-06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2001-05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2001-04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2001-03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2001-02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2001-01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2000-12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2000-1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2000-10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2000-09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2000-08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2000-07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2000-06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2000-05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2000-04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2000-03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2000-02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2000-01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1999-12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1999-11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1999-10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1999-09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1999-08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1999-07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1999-06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1999-05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1999-04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1999-03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1999-02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1999-01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1998-12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1998-11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1998-10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1998-09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1998-08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1998-07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1998-06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1998-05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1998-04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1998-03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1998-02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1998-0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1997-12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1997-11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1997-10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1997-09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1997-08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1997-07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1997-06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1997-05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1997-04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1997-03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1997-02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1997-01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1996-12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1996-11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1996-10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1996-09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1996-08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1996-07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1996-06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1996-05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1996-04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1996-03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1996-02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1996-01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1995-12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1995-11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1995-10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1995-09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1995-08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2272" calcext:value-type="float">
            <text:p>0.652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1995-07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3632" calcext:value-type="float">
            <text:p>0.10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1995-06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3632" calcext:value-type="float">
            <text:p>0.10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1995-05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1995-04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1995-03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1995-02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1995-01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1994-12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1994-11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1994-10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1994-09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1994-08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1994-07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1994-06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288" calcext:value-type="float">
            <text:p>0.1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1994-05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1994-04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1994-03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1994-02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1994-01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1993-12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1993-11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1993-10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1993-09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1993-08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1993-07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1993-06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8016" calcext:value-type="float">
            <text:p>0.12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1993-05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292" calcext:value-type="float">
            <text:p>0.50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1993-04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1993-03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1993-02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1993-01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1992-12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1992-11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1992-10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1992-09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1992-08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1992-07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1992-06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1992-05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1992-04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1992-03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1992-02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1992-01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1991-1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1991-10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1991-09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1991-08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1991-07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1991-06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1991-05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1991-04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1991-03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1991-01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1990-12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1990-11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1990-10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1990-09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1990-07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1990-07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1990-06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1990-05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1990-04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1990-03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1990-02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1990-01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1989-12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1989-11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1989-10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1989-09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1989-07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1989-07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1989-06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1989-05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1989-04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1989-03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1989-02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1989-01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1988-12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1988-11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1988-10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1988-09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1988-08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1988-07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1988-06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1988-05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1988-04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1988-03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1988-02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1988-0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1987-1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1987-11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1987-10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1987-09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1987-08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1987-07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388" calcext:value-type="float">
            <text:p>0.56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1987-04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1987-03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1987-02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1987-0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1986-12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1986-11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1986-10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1986-09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1986-07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1986-06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1752" calcext:value-type="float">
            <text:p>0.30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1986-05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1416" calcext:value-type="float">
            <text:p>0.66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1986-04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1986-03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1985-12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1985-11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1985-10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1985-09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1985-08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5384" calcext:value-type="float">
            <text:p>0.40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1985-07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8536" calcext:value-type="float">
            <text:p>0.47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1985-06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1985-05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1985-04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1985-03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1985-02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1985-01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1984-12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1984-11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1984-10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1984-09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1984-07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1984-07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1984-06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1984-05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1984-04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1984-03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1984-02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1984-01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1983-1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1983-11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1983-10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1983-09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1983-07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1983-07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1983-06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1983-05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1983-04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1983-03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1983-02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1983-01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1982-11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1982-11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1982-10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1982-09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1982-07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1982-07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1982-06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1982-05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1982-03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1982-0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1982-01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1981-1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1981-11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1981-10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1981-09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1981-08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1981-07-14 20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1981-07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1981-06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1981-05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1981-04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1981-04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1981-03-25 1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1981-03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1981-02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1981-01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1980-12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1980-11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1980-10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1980-09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1980-08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1980-06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1980-06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1980-05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1980-04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1980-03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1980-02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1980-01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1979-12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1979-1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1979-10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1979-09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1979-08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1979-07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1979-06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1979-05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1979-04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1979-03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1979-01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1978-12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1978-11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1978-10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1978-09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1978-08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1978-07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1978-06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1978-05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1978-04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1978-03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1978-02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1978-0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1978-01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1978-01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1977-1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1977-1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1977-10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1977-09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1977-08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1977-04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1977-03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1977-0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1976-1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1976-11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1976-10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1976-09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1976-08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1976-07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1976-06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1976-05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26107491501</text:p>
          </table:table-cell>
          <table:table-cell office:value-type="string" calcext:value-type="string">
            <text:p>1976-04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00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886" meta:object-count="0"/>
    <meta:user-defined meta:name="AppVersion">3.0</meta:user-defined>
  </office:meta>
</office:document-meta>
</file>